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buntu1" svg:font-family="Ubuntu"/>
    <style:font-face style:name="AR PL UMing HK1" svg:font-family="'AR PL UMing HK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666666" draw:stroke-linejoin="round" draw:fill="solid" draw:fill-color="#b6d7a8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solid" svg:stroke-width="0.053cm" svg:stroke-color="#666666" draw:stroke-linejoin="round" draw:fill="solid" draw:fill-color="#fff2cc" draw:textarea-vertical-align="middle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solid" svg:stroke-width="0.053cm" svg:stroke-color="#666666" draw:stroke-linejoin="round" draw:fill="solid" draw:fill-color="#ea9999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 style:list-style-name="L2">
      <style:graphic-properties draw:stroke="solid" svg:stroke-width="0.053cm" svg:stroke-color="#666666" draw:stroke-linejoin="round" draw:fill="solid" draw:fill-color="#cc99ff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2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666666" draw:stroke-linejoin="round" draw:fill="solid" draw:fill-color="#a4c2f4" draw:textarea-vertical-align="top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666666" draw:stroke-linejoin="round" draw:fill="solid" draw:fill-color="#ffd966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53cm" svg:stroke-color="#666666" draw:stroke-linejoin="round" draw:fill="solid" draw:fill-color="#a4c2f4" draw:textarea-vertical-align="middle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53cm" svg:stroke-color="#666666" draw:stroke-linejoin="round" draw:fill="solid" draw:fill-color="#a4c2f4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3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ea9999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cc99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2" style:family="paragraph">
      <loext:graphic-properties draw:fill="solid" draw:fill-color="#a4c2f4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d966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a4c2f4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5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Ubuntu1" fo:font-size="14pt" fo:letter-spacing="normal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Ubuntu1" fo:font-size="12pt" fo:letter-spacing="normal" fo:font-style="normal" style:text-underline-style="none" fo:font-weight="normal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0pt" fo:letter-spacing="normal" fo:font-style="normal" style:text-underline-style="none" fo:font-weight="normal" style:font-name-asian="Ubuntu1" style:font-size-asian="10pt" style:font-style-asian="normal" style:font-weight-asian="normal" style:font-name-complex="Ubuntu1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2" fo:font-size="7pt" fo:letter-spacing="normal" fo:font-style="normal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34" draw:style-name="gr1" draw:text-style-name="P2" draw:layer="layout" svg:width="19.07cm" svg:height="1.233cm" svg:x="6.478cm" svg:y="12.979cm">
          <text:p text:style-name="P1"><text:span text:style-name="T1">Accumul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2" draw:text-style-name="P3" draw:layer="layout" svg:width="19.07cm" svg:height="1.148cm" svg:x="6.478cm" svg:y="14.521cm">
          <text:p text:style-name="P1"><text:span text:style-name="T2">H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" draw:style-name="gr3" draw:text-style-name="P5" draw:layer="layout" svg:width="3cm" svg:height="6.681cm" svg:x="22.638cm" svg:y="5.936cm">
          <text:p text:style-name="P4"><text:span text:style-name="T3">Zookeep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4" draw:text-style-name="P6" draw:layer="layout" svg:width="16.057cm" svg:height="6.681cm" svg:x="6.404cm" svg:y="5.989cm">
          <text:p text:style-name="P1"><text:span text:style-name="T2">Marathon/Mesos, Kubernetes, YARN, et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" draw:style-name="gr5" draw:text-style-name="P7" draw:layer="layout" svg:width="0.021cm" svg:height="10.957cm" svg:x="5.962cm" svg:y="4.9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9" draw:style-name="gr6" draw:text-style-name="P9" draw:layer="layout" svg:width="3.645cm" svg:height="1.605cm" svg:x="1.838cm" svg:y="4.611cm">
          <text:p text:style-name="P8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7" draw:text-style-name="P9" draw:layer="layout" svg:width="3.631cm" svg:height="1.722cm" svg:x="14.368cm" svg:y="4.553cm">
          <text:p text:style-name="P8"><text:span text:style-name="T4">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8" draw:text-style-name="P10" draw:layer="layout" svg:width="2.938cm" svg:height="1.302cm" svg:x="1.977cm" svg:y="6.896cm">
          <text:p text:style-name="P1"><text:span text:style-name="T3">Fluo Client for Ap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2" draw:style-name="gr9" draw:text-style-name="P10" draw:layer="layout" svg:width="2.938cm" svg:height="1.302cm" svg:x="1.977cm" svg:y="8.751cm">
          <text:p text:style-name="P1"><text:span text:style-name="T3">Fluo Client</text:span></text:p>
          <text:p text:style-name="P1"><text:span text:style-name="T3">for Ap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3" draw:style-name="gr10" draw:text-style-name="P10" draw:layer="layout" svg:width="2.938cm" svg:height="1.302cm" svg:x="1.977cm" svg:y="12.209cm">
          <text:p text:style-name="P1"><text:span text:style-name="T3">Fluo Client</text:span></text:p>
          <text:p text:style-name="P1"><text:span text:style-name="T3">for App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4" draw:style-name="gr11" draw:text-style-name="P11" draw:layer="layout" svg:width="6.585cm" svg:height="4.897cm" svg:x="15.305cm" svg:y="7.311cm">
          <text:p text:style-name="P1"><text:span text:style-name="T2">Fluo Applica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2" draw:text-style-name="P11" draw:layer="layout" svg:width="8.278cm" svg:height="4.897cm" svg:x="6.737cm" svg:y="7.311cm">
          <text:p text:style-name="P1"><text:span text:style-name="T1">Fluo Applicat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6">
          <draw:custom-shape draw:name="Shape 147" draw:style-name="gr13" draw:text-style-name="P12" draw:layer="layout" svg:width="3.914cm" svg:height="1.909cm" svg:x="6.912cm" svg:y="9.956cm">
            <text:p text:style-name="P1"><text:span text:style-name="T5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8" draw:style-name="gr14" draw:text-style-name="P13" draw:layer="layout" svg:width="1.729cm" svg:height="0.715cm" svg:x="7.055cm" svg:y="11.003cm">
            <text:p text:style-name="P8"><text:span text:style-name="T6">Observer1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9" draw:style-name="gr14" draw:text-style-name="P13" draw:layer="layout" svg:width="1.729cm" svg:height="0.715cm" svg:x="8.971cm" svg:y="11.003cm">
            <text:p text:style-name="P8"><text:span text:style-name="T6">Observer2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0" draw:style-name="gr15" draw:text-style-name="P14" draw:layer="layout" svg:width="3.645cm" svg:height="1.372cm" svg:x="9.283cm" svg:y="8.365cm">
          <text:p text:style-name="P1"><text:span text:style-name="T3">Fluo Orac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151">
          <draw:custom-shape draw:name="Shape 152" draw:style-name="gr13" draw:text-style-name="P12" draw:layer="layout" svg:width="3.152cm" svg:height="1.888cm" svg:x="15.45cm" svg:y="10.022cm">
            <text:p text:style-name="P1"><text:span text:style-name="T5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3" draw:style-name="gr14" draw:text-style-name="P13" draw:layer="layout" svg:width="1.778cm" svg:height="0.762cm" svg:x="15.605cm" svg:y="11.033cm">
            <text:p text:style-name="P8"><text:span text:style-name="T6">ObserverA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4" draw:style-name="gr16" draw:text-style-name="P14" draw:layer="layout" svg:width="3.914cm" svg:height="1.475cm" svg:x="16.595cm" svg:y="8.313cm">
          <text:p text:style-name="P1"><text:span text:style-name="T1">Fluo Orac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155">
          <draw:custom-shape draw:name="Shape 156" draw:style-name="gr13" draw:text-style-name="P12" draw:layer="layout" svg:width="3.914cm" svg:height="1.909cm" svg:x="10.949cm" svg:y="9.956cm">
            <text:p text:style-name="P1"><text:span text:style-name="T5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7" draw:style-name="gr14" draw:text-style-name="P13" draw:layer="layout" svg:width="1.729cm" svg:height="0.715cm" svg:x="11.092cm" svg:y="11.003cm">
            <text:p text:style-name="P8"><text:span text:style-name="T6">Observer1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8" draw:style-name="gr14" draw:text-style-name="P13" draw:layer="layout" svg:width="1.729cm" svg:height="0.715cm" svg:x="13.008cm" svg:y="11.003cm">
            <text:p text:style-name="P8"><text:span text:style-name="T6">Observer2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9" draw:style-name="gr17" draw:text-style-name="P15" draw:layer="layout" svg:width="2.023cm" svg:height="0.992cm" svg:x="9.467cm" svg:y="13.1cm">
          <text:p text:style-name="P8"><text:span text:style-name="T3">Tabl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18" draw:text-style-name="P15" draw:layer="layout" svg:width="2.032cm" svg:height="0.992cm" svg:x="18.348cm" svg:y="13.1cm">
          <text:p text:style-name="P8"><text:span text:style-name="T3">Tabl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Ubuntu1" svg:font-family="Ubuntu"/>
    <style:font-face style:name="AR PL UMing HK1" svg:font-family="'AR PL UMing HK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53cm" draw:distance="0.15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Walch</meta:initial-creator>
    <meta:creation-date>2015-05-26T12:41:48</meta:creation-date>
    <dc:date>2017-12-22T10:51:10.949272447</dc:date>
    <meta:editing-duration>PT8M46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